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945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7.525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5.154cm"/>
    </style:style>
    <style:style style:name="co18" style:family="table-column">
      <style:table-column-properties fo:break-before="auto" style:column-width="6.3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5.537cm"/>
    </style:style>
    <style:style style:name="co21" style:family="table-column">
      <style:table-column-properties fo:break-before="auto" style:column-width="14.63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#ffcccc"/>
      <style:text-properties style:font-name="Liberation Sans"/>
    </style:style>
    <style:style style:name="ce3" style:family="table-cell" style:parent-style-name="Default">
      <style:table-cell-properties fo:background-color="#ffff00"/>
      <style:text-properties style:font-name="Liberation Sans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font-name="Liberation Sans"/>
    </style:style>
    <style:style style:name="ce7" style:family="table-cell" style:parent-style-name="Default">
      <style:table-cell-properties fo:background-color="#ffff00" fo:padding="0.071cm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999" table:default-cell-style-name="ce1"/>
        <table:table-row table:style-name="ro1">
          <table:table-cell office:value-type="string">
            <text:p>Cell Type: Samples</text:p>
          </table:table-cell>
          <table:table-cell table:style-name="ce4" office:value-type="string">
            <text:p>NeuroElectro Cell type</text:p>
          </table:table-cell>
          <table:table-cell table:style-name="ce4" office:value-type="string">
            <text:p>NeuroElectro notes</text:p>
          </table:table-cell>
          <table:table-cell office:value-type="string">
            <text:p>MajorType</text:p>
          </table:table-cell>
          <table:table-cell office:value-type="string">
            <text:p>JustPyra</text:p>
          </table:table-cell>
          <table:table-cell office:value-type="string">
            <text:p>GabaDeep</text:p>
          </table:table-cell>
          <table:table-cell office:value-type="string">
            <text:p>PyramidalDeep</text:p>
          </table:table-cell>
          <table:table-cell office:value-type="string">
            <text:p>CellType</text:p>
          </table:table-cell>
          <table:table-cell office:value-type="string">
            <text:p>forContanim</text:p>
          </table:table-cell>
          <table:table-cell office:value-type="string">
            <text:p>Normalize2.0</text:p>
          </table:table-cell>
          <table:table-cell office:value-type="string">
            <text:p>Normalize</text:p>
          </table:table-cell>
          <table:table-cell office:value-type="string">
            <text:p>MainName</text:p>
          </table:table-cell>
          <table:table-cell office:value-type="string">
            <text:p>Description</text:p>
          </table:table-cell>
          <table:table-cell office:value-type="string">
            <text:p>Region</text:p>
          </table:table-cell>
          <table:table-cell office:value-type="string">
            <text:p>Anatomical Region</text:p>
          </table:table-cell>
          <table:table-cell office:value-type="string">
            <text:p>Age</text:p>
          </table:table-cell>
          <table:table-cell office:value-type="string">
            <text:p>AgeExact</text:p>
          </table:table-cell>
          <table:table-cell office:value-type="string">
            <text:p>Method</text:p>
          </table:table-cell>
          <table:table-cell office:value-type="string">
            <text:p>RNA isolation method</text:p>
          </table:table-cell>
          <table:table-cell office:value-type="string">
            <text:p>RNA amplification and labeling method</text:p>
          </table:table-cell>
          <table:table-cell office:value-type="string">
            <text:p>Platform</text:p>
          </table:table-cell>
          <table:table-cell office:value-type="string">
            <text:p>Reference</text:p>
          </table:table-cell>
          <table:table-cell office:value-type="string">
            <text:p>Notes</text:p>
          </table:table-cell>
          <table:table-cell table:number-columns-repeated="999"/>
        </table:table-row>
        <table:table-row table:style-name="ro1">
          <table:table-cell office:value-type="string">
            <text:p>H_lva_cortex:v2_GSM337817,v2_GSM337818,v2_GSM337819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3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ayer 5A 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Astrocyte contamination</text:p>
          </table:table-cell>
          <table:table-cell table:number-columns-repeated="999"/>
        </table:table-row>
        <table:table-row table:style-name="ro1">
          <table:table-cell office:value-type="string">
            <text:p>H_lvb_cortex:v2_GSM337821,v2_GSM337822,v2_GSM337823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3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ayer 5B 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Astrocyte contamination</text:p>
          </table:table-cell>
          <table:table-cell table:number-columns-repeated="999"/>
        </table:table-row>
        <table:table-row table:style-name="ro1">
          <table:table-cell office:value-type="string">
            <text:p>H_l6_cortex:v2_GSM337837,v2_GSM337838,v2_GSM337839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3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ayer 6 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Astrocyte contamination</text:p>
          </table:table-cell>
          <table:table-cell table:number-columns-repeated="999"/>
        </table:table-row>
        <table:table-row table:style-name="ro1">
          <table:table-cell office:value-type="string">
            <text:p>H_cck+_cortex:v2_GSM337769,v2_GSM337770,v2_GSM337771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Mixed Neurons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mn_brainstem:v2_GSM337773,v2_GSM337774,v2_GSM337775</text:p>
          </table:table-cell>
          <table:table-cell table:style-name="ce4" office:value-type="string">
            <text:p>Trigeminal nucleus motor neuron</text:p>
          </table:table-cell>
          <table:table-cell table:style-name="ce4" office:value-type="string">
            <text:p>may be facial nucleus motor neuron and trigeminal nucleus motor neuron and maybe others?</text:p>
          </table:table-cell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MotorCholin</text:p>
          </table:table-cell>
          <table:table-cell table:number-columns-repeated="3" office:value-type="string">
            <text:p>MotorCholinStem</text:p>
          </table:table-cell>
          <table:table-cell office:value-type="string">
            <text:p>Motor Neurons, Midbrain Cholinergic Neurons</text:p>
          </table:table-cell>
          <table:table-cell table:number-columns-repeated="2" office:value-type="string">
            <text:p>Brainste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chol_basal_fb:v2_GSM337779,v2_GSM337780,v2_GSM337781</text:p>
          </table:table-cell>
          <table:table-cell table:style-name="ce5" office:value-type="string">
            <text:p>Basalis nucleus cholinergic neuron</text:p>
          </table:table-cell>
          <table:table-cell table:style-name="ce4" office:value-type="string">
            <text:p>I think the neuroelectro data for these isn't mapped right</text:p>
          </table:table-cell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Cholin</text:p>
          </table:table-cell>
          <table:table-cell table:number-columns-repeated="3" office:value-type="string">
            <text:p>CholinForebrain</text:p>
          </table:table-cell>
          <table:table-cell office:value-type="string">
            <text:p>Cholinergic Projection Neurons</text:p>
          </table:table-cell>
          <table:table-cell office:value-type="string">
            <text:p>Forebrain</text:p>
          </table:table-cell>
          <table:table-cell office:value-type="string">
            <text:p>Basal Forebrain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chol_spinal:v2_GSM337785,v2_GSM337786,v2_GSM337787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MotorCholin</text:p>
          </table:table-cell>
          <table:table-cell table:number-columns-repeated="3" office:value-type="string">
            <text:p>MotorCholinSpinal</text:p>
          </table:table-cell>
          <table:table-cell office:value-type="string">
            <text:p>Motor Neurons, Cholinergic Interneurons</text:p>
          </table:table-cell>
          <table:table-cell office:value-type="string">
            <text:p>SpinalCord</text:p>
          </table:table-cell>
          <table:table-cell office:value-type="string">
            <text:p>Spinal Cord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chol_corp_striatum:v2_GSM337791,v2_GSM337792,v2_GSM337793</text:p>
          </table:table-cell>
          <table:table-cell table:style-name="ce5" office:value-type="string">
            <text:p>Neostriatum cholinergic cell</text:p>
          </table:table-cell>
          <table:table-cell table:style-name="ce4" office:value-type="string">
            <text:p>Check the NeuroElectro data quality for these</text:p>
          </table:table-cell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Cholin</text:p>
          </table:table-cell>
          <table:table-cell table:number-columns-repeated="3" office:value-type="string">
            <text:p>CholinStr</text:p>
          </table:table-cell>
          <table:table-cell office:value-type="string">
            <text:p>Cholinergic Neurons</text:p>
          </table:table-cell>
          <table:table-cell office:value-type="string">
            <text:p>Striatum</text:p>
          </table:table-cell>
          <table:table-cell office:value-type="string">
            <text:p>Corpus Striat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cort+_cortex:v2_GSM337804,v2_GSM337805,v2_GSM337806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4" office:value-type="string">
            <text:p>Inter</text:p>
          </table:table-cell>
          <table:table-cell office:value-type="string">
            <text:p>Interneurons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drd1+_msn_striatum:v2_GSM337807,v2_GSM337808,v2_GSM337809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1</text:p>
          </table:table-cell>
          <table:table-cell office:value-type="string">
            <text:p>Drd1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drd2+_msn_striatum:v2_GSM337812,v2_GSM337813,v2_GSM337814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2</text:p>
          </table:table-cell>
          <table:table-cell office:value-type="string">
            <text:p>Drd2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golgi_cerebellum:v2_GSM337825,v2_GSM337826,v2_GSM337827</text:p>
          </table:table-cell>
          <table:table-cell table:style-name="ce5" office:value-type="string">
            <text:p>Cerebellum Golgi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Golgi</text:p>
          </table:table-cell>
          <table:table-cell office:value-type="string">
            <text:p>Golgi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uni_brush_cerebellum:v2_GSM337828,v2_GSM337829,v2_GSM337830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Unipolar Brush cells (some Bergman Glia)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stell_basket_cerebellum:v2_GSM337831,v2_GSM337832,v2_GSM337833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Basket</text:p>
          </table:table-cell>
          <table:table-cell office:value-type="string">
            <text:p>Stellate Basket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granule_cerebellum:v2_GSM337834,v2_GSM337835,v2_GSM337836</text:p>
          </table:table-cell>
          <table:table-cell table:style-name="ce5" office:value-type="string">
            <text:p>Cerebellum granul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CerebGranule</text:p>
          </table:table-cell>
          <table:table-cell table:number-columns-repeated="3" office:value-type="string">
            <text:p>GranuleCereb</text:p>
          </table:table-cell>
          <table:table-cell office:value-type="string">
            <text:p>Granul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molig_cerebellum:v2_GSM337796,v2_GSM337797,v2_GSM337798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oMature</text:p>
          </table:table-cell>
          <table:table-cell office:value-type="string">
            <text:p>Mature Oligodendrocyte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molig_cortex:v2_GSM337800,v2_GSM337801,v2_GSM337802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oMature</text:p>
          </table:table-cell>
          <table:table-cell office:value-type="string">
            <text:p>Mature Oligodendrocytes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mixed_olig_cerebellum:v2_GSM337841,v2_GSM337842,v2_GSM337843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Mix</text:p>
          </table:table-cell>
          <table:table-cell office:value-type="string">
            <text:p>Mixed Oligodendrocyte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mixed_olig_cortex:v2_GSM337844,v2_GSM337845,v2_GSM337846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Mix</text:p>
          </table:table-cell>
          <table:table-cell office:value-type="string">
            <text:p>Mixed Oligodendrocytes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purkinje_cerebellum:v2_GSM337848,v2_GSM337849,v2_GSM337850,v2_GSM337851,v2_GSM337852,v2_GSM337853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pnoc+_cortex:v2_GSM337857,v2_GSM337858,v2_GSM337859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Neurons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bergmann_cerebellum:v2_GSM337861,v2_GSM337862,v2_GSM337863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3" office:value-type="string">
            <text:p>Bergmann</text:p>
          </table:table-cell>
          <table:table-cell office:value-type="string">
            <text:p>Astrocyte</text:p>
          </table:table-cell>
          <table:table-cell table:number-columns-repeated="3" office:value-type="string">
            <text:p>Bergmann</text:p>
          </table:table-cell>
          <table:table-cell office:value-type="string">
            <text:p>Bergman Glia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astro_cerebellum:v2_GSM337760,v2_GSM337761,v2_GSM337762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8" office:value-type="string">
            <text:p>NA</text:p>
          </table:table-cell>
          <table:table-cell office:value-type="string">
            <text:p>Astroglia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H_astro_cortex:v2_GSM337763,v2_GSM337764,v2_GSM337766,v2_GSM337767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8" office:value-type="string">
            <text:p>NA</text:p>
          </table:table-cell>
          <table:table-cell office:value-type="string">
            <text:p>Astroglia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Doyle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astrosP7-8:v2_GSM241898,v2_GSM241900,v2_GSM241902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8" office:value-type="string">
            <text:p>NA</text:p>
          </table:table-cell>
          <table:table-cell office:value-type="string">
            <text:p>Astrocytes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PAN/FACS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astrosP17:v2_GSM241912,v2_GSM241914,v2_GSM241926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7" office:value-type="string">
            <text:p>Astrocyte</text:p>
          </table:table-cell>
          <table:table-cell office:value-type="string">
            <text:p>Astrocytes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14-35</text:p>
          </table:table-cell>
          <table:table-cell office:value-type="float" office:value="17">
            <text:p>17</text:p>
          </table:table-cell>
          <table:table-cell office:value-type="string">
            <text:p>PAN/FACS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astrosP17g:v2_GSM241915,v2_GSM241925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7" office:value-type="string">
            <text:p>Astrocyte</text:p>
          </table:table-cell>
          <table:table-cell office:value-type="string">
            <text:p>Astrocytes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14-35</text:p>
          </table:table-cell>
          <table:table-cell office:value-type="float" office:value="17">
            <text:p>17</text:p>
          </table:table-cell>
          <table:table-cell office:value-type="string">
            <text:p>PAN/FACS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neuronsP7:v2_GSM241899,v2_GSM241901,v2_GSM241903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Mixed Neurons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PAN/FACS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neuronsP16:v2_GSM241896,v2_GSM241904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Mixed Neurons</text:p>
          </table:table-cell>
          <table:table-cell table:number-columns-repeated="2" office:value-type="string">
            <text:p>Cortex</text:p>
          </table:table-cell>
          <table:table-cell office:value-type="string">
            <text:p>14-35</text:p>
          </table:table-cell>
          <table:table-cell office:value-type="float" office:value="16">
            <text:p>16</text:p>
          </table:table-cell>
          <table:table-cell office:value-type="string">
            <text:p>PAN/FACS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myelinOLs:v2_GSM241890,v2_GSM241893,v2_GSM241894,v2_GSM241918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oMature</text:p>
          </table:table-cell>
          <table:table-cell office:value-type="string">
            <text:p>Mature Oligodendrocytes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14-35</text:p>
          </table:table-cell>
          <table:table-cell office:value-type="float" office:value="17">
            <text:p>17</text:p>
          </table:table-cell>
          <table:table-cell office:value-type="string">
            <text:p>PAN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OLs:v2_GSM241889,v2_GSM241891,v2_GSM241892,v2_GSM241917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8" office:value-type="string">
            <text:p>NA</text:p>
          </table:table-cell>
          <table:table-cell office:value-type="string">
            <text:p>Oligodendrocytes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PAN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B_OPCs:v2_GSM241895,v2_GSM241916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8" office:value-type="string">
            <text:p>NA</text:p>
          </table:table-cell>
          <table:table-cell office:value-type="string">
            <text:p>Oligodendrocyte Precursors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PAN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Cahoy et al.,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allosal_P3:GSM37084,GSM37085</text:p>
          </table:table-cell>
          <table:table-cell table:style-name="ce5" office:value-type="string">
            <text:p>Neocortex pyramidal cell layer 5-6</text:p>
          </table:table-cell>
          <table:table-cell table:style-name="ce4" office:value-type="string">
            <text:p>not sure about cell type mapping</text:p>
          </table:table-cell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Pyramidal Neurons, Callosally projecting, P3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allosal_P6:GSM37086,GSM37087</text:p>
          </table:table-cell>
          <table:table-cell table:style-name="ce5" office:value-type="string">
            <text:p>Neocortex pyramidal cell layer 5-6</text:p>
          </table:table-cell>
          <table:table-cell table:style-name="ce4" office:value-type="string">
            <text:p>not sure about cell type mapping</text:p>
          </table:table-cell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Pyramidal Neurons, Callosally projecting, P6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allosal_P14:GSM37088,GSM37089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PyramidaCalloslMC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</text:p>
          </table:table-cell>
          <table:table-cell office:value-type="string">
            <text:p>PyramidaCalloslMC</text:p>
          </table:table-cell>
          <table:table-cell office:value-type="string">
            <text:p>Pyramidal Neurons, Callosally projecting, P14</text:p>
          </table:table-cell>
          <table:table-cell office:value-type="string">
            <text:p>Cortex</text:p>
          </table:table-cell>
          <table:table-cell office:value-type="string">
            <text:p>L3 Cortex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orticospinal_P3:GSM37092,GSM37093,GSM37094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Pyramidal Neurons, Corticospinal, P3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orticospinal_P6:GSM37095,GSM37096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Pyramidal Neurons, Corticospinal, P6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orticospinal_P14:GSM37097,GSM37098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PyramidalMC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Corticospine</text:p>
          </table:table-cell>
          <table:table-cell office:value-type="string">
            <text:p>PyramidalCorticospineMC</text:p>
          </table:table-cell>
          <table:table-cell office:value-type="string">
            <text:p>Pyramidal Neurons, Corticospinal, P14</text:p>
          </table:table-cell>
          <table:table-cell office:value-type="string">
            <text:p>Cortex</text:p>
          </table:table-cell>
          <table:table-cell office:value-type="string">
            <text:p>L5 MC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/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_corticotecal_P14:GSM37099,GSM37100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PyramidaCorticotectalVC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Corticotectal</text:p>
          </table:table-cell>
          <table:table-cell office:value-type="string">
            <text:p>PyramidaCorticotectalVC</text:p>
          </table:table-cell>
          <table:table-cell office:value-type="string">
            <text:p>Pyramidal Neurons, Corticotectal, P14</text:p>
          </table:table-cell>
          <table:table-cell office:value-type="string">
            <text:p>Cortex</text:p>
          </table:table-cell>
          <table:table-cell table:style-name="ce9" office:value-type="string">
            <text:p>L5 VC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FACS</text:p>
          </table:table-cell>
          <table:table-cell office:value-type="string">
            <text:p>StrataPrep Total RNA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Arlotta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bcg: GSM63033, GSM63034, GSM63035</text:p>
          </table:table-cell>
          <table:table-cell table:style-name="ce5" office:value-type="string">
            <text:p>Neocortex pyramidal cell layer 5-6</text:p>
          </table:table-cell>
          <table:table-cell table:style-name="ce10"/>
          <table:table-cell office:value-type="string">
            <text:p>Neuron</text:p>
          </table:table-cell>
          <table:table-cell office:value-type="string">
            <text:p>PyramidalCorticoThalam</text:p>
          </table:table-cell>
          <table:table-cell office:value-type="string">
            <text:p>Pyramidal</text:p>
          </table:table-cell>
          <table:table-cell office:value-type="string">
            <text:p>PyramidalCorticoThalam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</text:p>
          </table:table-cell>
          <table:table-cell office:value-type="string">
            <text:p>PyramidalCorticoThalam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6 CC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yfp_si: GSM63039, GSM63040, GSM63041</text:p>
          </table:table-cell>
          <table:table-cell table:style-name="ce5" office:value-type="string">
            <text:p>Neocortex pyramidal cell layer 5-6</text:p>
          </table:table-cell>
          <table:table-cell table:style-name="ce10"/>
          <table:table-cell office:value-type="string">
            <text:p>Neuron</text:p>
          </table:table-cell>
          <table:table-cell office:value-type="string">
            <text:p>Pyramidal_Thy1</text:p>
          </table:table-cell>
          <table:table-cell office:value-type="string">
            <text:p>Pyramidal</text:p>
          </table:table-cell>
          <table:table-cell office:value-type="string">
            <text:p>Pyramidal_Thy1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5-6 SC</text:p>
          </table:table-cell>
          <table:table-cell office:value-type="string">
            <text:p>46-80</text:p>
          </table:table-cell>
          <table:table-cell office:value-type="float" office:value="61">
            <text:p>61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yfp_cg: GSM63036, GSM63037, GSM63038</text:p>
          </table:table-cell>
          <table:table-cell table:style-name="ce5" office:value-type="string">
            <text:p>Neocortex pyramidal cell layer 5-6</text:p>
          </table:table-cell>
          <table:table-cell table:style-name="ce10"/>
          <table:table-cell office:value-type="string">
            <text:p>Neuron</text:p>
          </table:table-cell>
          <table:table-cell office:value-type="string">
            <text:p>Pyramidal_Thy1</text:p>
          </table:table-cell>
          <table:table-cell office:value-type="string">
            <text:p>Pyramidal</text:p>
          </table:table-cell>
          <table:table-cell office:value-type="string">
            <text:p>Pyramidal_Thy1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5 CC</text:p>
          </table:table-cell>
          <table:table-cell office:value-type="string">
            <text:p>46-80</text:p>
          </table:table-cell>
          <table:table-cell office:value-type="float" office:value="62">
            <text:p>62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yfp_a:y111a,y120a,y90a: GSM63045, GSM63046, GSM63047</text:p>
          </table:table-cell>
          <table:table-cell table:style-name="ce7" office:value-type="string">
            <text:p>Amygdala basolateral nucleus pyramidal neuron</text:p>
          </table:table-cell>
          <table:table-cell table:style-name="ce4" office:value-type="string">
            <text:p>not sure about precise brain region</text:p>
          </table:table-cell>
          <table:table-cell office:value-type="string">
            <text:p>Neuron</text:p>
          </table:table-cell>
          <table:table-cell office:value-type="string">
            <text:p>Pyramidal_Thy1</text:p>
          </table:table-cell>
          <table:table-cell office:value-type="string">
            <text:p>Pyramidal</text:p>
          </table:table-cell>
          <table:table-cell office:value-type="string">
            <text:p>Pyramidal_Thy1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 Neurons</text:p>
          </table:table-cell>
          <table:table-cell office:value-type="string">
            <text:p>Amygdala</text:p>
          </table:table-cell>
          <table:table-cell office:value-type="string">
            <text:p>Amyg</text:p>
          </table:table-cell>
          <table:table-cell office:value-type="string">
            <text:p>46-80</text:p>
          </table:table-cell>
          <table:table-cell office:value-type="float" office:value="63">
            <text:p>63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yfp_h:y104h,y43h,y81h: GSM63042, GSM63043, GSM63044</text:p>
          </table:table-cell>
          <table:table-cell table:style-name="ce5" office:value-type="string">
            <text:p>Hippocampus CA1 pyramidal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Pyramidal_Thy1</text:p>
          </table:table-cell>
          <table:table-cell office:value-type="string">
            <text:p>Pyramidal</text:p>
          </table:table-cell>
          <table:table-cell office:value-type="string">
            <text:p>Pyramidal_Thy1</text:p>
          </table:table-cell>
          <table:table-cell table:number-columns-repeated="2"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 Neurons</text:p>
          </table:table-cell>
          <table:table-cell office:value-type="string">
            <text:p>Hippocampus</text:p>
          </table:table-cell>
          <table:table-cell office:value-type="string">
            <text:p>Hippo</text:p>
          </table:table-cell>
          <table:table-cell office:value-type="string">
            <text:p>46-80</text:p>
          </table:table-cell>
          <table:table-cell office:value-type="float" office:value="64">
            <text:p>64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30_a:s44am,s61am,s63am GSE2882 for all sugino: GSM63048, GSM63049, GSM63050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Gluta</text:p>
          </table:table-cell>
          <table:table-cell office:value-type="string">
            <text:p>NA</text:p>
          </table:table-cell>
          <table:table-cell table:number-columns-repeated="2" office:value-type="string">
            <text:p>Gluta</text:p>
          </table:table-cell>
          <table:table-cell office:value-type="string">
            <text:p>Glutamatergic Neuron (not well defined)</text:p>
          </table:table-cell>
          <table:table-cell table:number-columns-repeated="2" office:value-type="string">
            <text:p>Amygdala</text:p>
          </table:table-cell>
          <table:table-cell office:value-type="string">
            <text:p>46-80</text:p>
          </table:table-cell>
          <table:table-cell office:value-type="float" office:value="65">
            <text:p>65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30_cg GSM63024, GSM63025, GSM63026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2" office:value-type="string">
            <text:p>GabaVIPReln</text:p>
          </table:table-cell>
          <table:table-cell office:value-type="string">
            <text:p>Gaba</text:p>
          </table:table-cell>
          <table:table-cell office:value-type="string">
            <text:p>Gabaergic</text:p>
          </table:table-cell>
          <table:table-cell office:value-type="string">
            <text:p>NA</text:p>
          </table:table-cell>
          <table:table-cell table:number-columns-repeated="2" office:value-type="string">
            <text:p>GabaVIPReln</text:p>
          </table:table-cell>
          <table:table-cell office:value-type="string">
            <text:p>GABAergic Interneurons, VIP+</text:p>
          </table:table-cell>
          <table:table-cell office:value-type="string">
            <text:p>Cortex</text:p>
          </table:table-cell>
          <table:table-cell office:value-type="string">
            <text:p>Cingulate Cortex</text:p>
          </table:table-cell>
          <table:table-cell office:value-type="string">
            <text:p>46-80</text:p>
          </table:table-cell>
          <table:table-cell office:value-type="float" office:value="66">
            <text:p>66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30_si <text:s/>GSM63027, GSM63028, GSM63029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2" office:value-type="string">
            <text:p>GabaVIPReln</text:p>
          </table:table-cell>
          <table:table-cell office:value-type="string">
            <text:p>Gaba</text:p>
          </table:table-cell>
          <table:table-cell office:value-type="string">
            <text:p>Gabaergic</text:p>
          </table:table-cell>
          <table:table-cell office:value-type="string">
            <text:p>NA</text:p>
          </table:table-cell>
          <table:table-cell table:number-columns-repeated="2" office:value-type="string">
            <text:p>GabaVIPReln</text:p>
          </table:table-cell>
          <table:table-cell office:value-type="string">
            <text:p>GABAergic Interneurons, VIP+</text:p>
          </table:table-cell>
          <table:table-cell office:value-type="string">
            <text:p>Cortex</text:p>
          </table:table-cell>
          <table:table-cell office:value-type="string">
            <text:p>Somatosensory Cortex</text:p>
          </table:table-cell>
          <table:table-cell office:value-type="string">
            <text:p>46-80</text:p>
          </table:table-cell>
          <table:table-cell office:value-type="float" office:value="67">
            <text:p>67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in_cg GSM63018, GSM63019, GSM63020</text:p>
          </table:table-cell>
          <table:table-cell table:style-name="ce4" office:value-type="string">
            <text:p>Neocortex Martinotti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2" office:value-type="string">
            <text:p>GabaRelnCalb</text:p>
          </table:table-cell>
          <table:table-cell office:value-type="string">
            <text:p>Gaba</text:p>
          </table:table-cell>
          <table:table-cell office:value-type="string">
            <text:p>Gabaergic</text:p>
          </table:table-cell>
          <table:table-cell office:value-type="string">
            <text:p>NA</text:p>
          </table:table-cell>
          <table:table-cell table:number-columns-repeated="2" office:value-type="string">
            <text:p>GabaRelnCalb</text:p>
          </table:table-cell>
          <table:table-cell office:value-type="string">
            <text:p>GABAergic Interneurons, SST+</text:p>
          </table:table-cell>
          <table:table-cell office:value-type="string">
            <text:p>Cortex</text:p>
          </table:table-cell>
          <table:table-cell office:value-type="string">
            <text:p>Cingulate Cortex</text:p>
          </table:table-cell>
          <table:table-cell office:value-type="string">
            <text:p>46-80</text:p>
          </table:table-cell>
          <table:table-cell office:value-type="float" office:value="68">
            <text:p>68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2">
          <table:table-cell office:value-type="string">
            <text:p>S_gin_h GSM63015, GSM63016, GSM63017</text:p>
          </table:table-cell>
          <table:table-cell table:style-name="ce8" office:value-type="string">
            <text:p>Hippocampus CA1 oriens lacunosum moleculare neuron</text:p>
          </table:table-cell>
          <table:table-cell table:style-name="ce11" office:value-type="string">
            <text:p>need to double check on mapping</text:p>
          </table:table-cell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2" office:value-type="string">
            <text:p>GabaSSTReln</text:p>
          </table:table-cell>
          <table:table-cell office:value-type="string">
            <text:p>Gaba</text:p>
          </table:table-cell>
          <table:table-cell office:value-type="string">
            <text:p>Gabaergic</text:p>
          </table:table-cell>
          <table:table-cell office:value-type="string">
            <text:p>NA</text:p>
          </table:table-cell>
          <table:table-cell table:number-columns-repeated="2" office:value-type="string">
            <text:p>GabaSSTReln</text:p>
          </table:table-cell>
          <table:table-cell office:value-type="string">
            <text:p>GABAergic Interneurons, SST+</text:p>
          </table:table-cell>
          <table:table-cell table:number-columns-repeated="2" office:value-type="string">
            <text:p>Hippocampus</text:p>
          </table:table-cell>
          <table:table-cell office:value-type="string">
            <text:p>46-80</text:p>
          </table:table-cell>
          <table:table-cell office:value-type="float" office:value="69">
            <text:p>69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S_g42_cg GSM63021, GSM63022, GSM63023</text:p>
          </table:table-cell>
          <table:table-cell table:style-name="ce5" office:value-type="string">
            <text:p>Neocortex basket cell</text:p>
          </table:table-cell>
          <table:table-cell table:style-name="ce4"/>
          <table:table-cell table:style-name="ce2" office:value-type="string">
            <text:p>Neuron</text:p>
          </table:table-cell>
          <table:table-cell table:style-name="ce2" office:value-type="string">
            <text:p>NA</text:p>
          </table:table-cell>
          <table:table-cell table:number-columns-repeated="3" table:style-name="ce2" office:value-type="string">
            <text:p>GabaPV</text:p>
          </table:table-cell>
          <table:table-cell table:style-name="ce2" office:value-type="string">
            <text:p>Gabaergic</text:p>
          </table:table-cell>
          <table:table-cell table:style-name="ce2" office:value-type="string">
            <text:p>NA</text:p>
          </table:table-cell>
          <table:table-cell table:number-columns-repeated="2" table:style-name="ce2" office:value-type="string">
            <text:p>GabaPV</text:p>
          </table:table-cell>
          <table:table-cell table:style-name="ce2" office:value-type="string">
            <text:p>GABAergic Interneurons, PV+</text:p>
          </table:table-cell>
          <table:table-cell table:style-name="ce2" office:value-type="string">
            <text:p>Cortex</text:p>
          </table:table-cell>
          <table:table-cell table:style-name="ce2" office:value-type="string">
            <text:p>Cingulate Cortex</text:p>
          </table:table-cell>
          <table:table-cell table:style-name="ce2" office:value-type="string">
            <text:p>46-80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Manual</text:p>
          </table:table-cell>
          <table:table-cell table:style-name="ce2" office:value-type="string">
            <text:p>Pico Pure RNA isolation kit</text:p>
          </table:table-cell>
          <table:table-cell table:style-name="ce2" office:value-type="string">
            <text:p>T7 IVT</text:p>
          </table:table-cell>
          <table:table-cell table:style-name="ce2" office:value-type="string">
            <text:p>GPL339</text:p>
          </table:table-cell>
          <table:table-cell table:style-name="ce2" office:value-type="string">
            <text:p>Sugino et al., 2006</text:p>
          </table:table-cell>
          <table:table-cell table:style-name="ce2" office:value-type="string">
            <text:p>NA</text:p>
          </table:table-cell>
          <table:table-cell table:style-name="ce2" table:number-columns-repeated="999"/>
        </table:table-row>
        <table:table-row table:style-name="ro1">
          <table:table-cell office:value-type="string">
            <text:p>S_g42_lg: GSM63030, GSM63031, GSM63032</text:p>
          </table:table-cell>
          <table:table-cell office:value-type="string">
            <text:p>LGN Gaba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2" office:value-type="string">
            <text:p>GabaReln</text:p>
          </table:table-cell>
          <table:table-cell office:value-type="string">
            <text:p>Gaba</text:p>
          </table:table-cell>
          <table:table-cell office:value-type="string">
            <text:p>Gabaergic</text:p>
          </table:table-cell>
          <table:table-cell office:value-type="string">
            <text:p>NA</text:p>
          </table:table-cell>
          <table:table-cell table:number-columns-repeated="2" office:value-type="string">
            <text:p>GabaReln</text:p>
          </table:table-cell>
          <table:table-cell office:value-type="string">
            <text:p>GABAergic Interneurons, PV+</text:p>
          </table:table-cell>
          <table:table-cell office:value-type="string">
            <text:p>Thalamus</text:p>
          </table:table-cell>
          <table:table-cell office:value-type="string">
            <text:p>Thalamus (Lateral Geniculate Nucleus)</text:p>
          </table:table-cell>
          <table:table-cell office:value-type="string">
            <text:p>46-80</text:p>
          </table:table-cell>
          <table:table-cell office:value-type="float" office:value="71">
            <text:p>71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Sugino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42_p7:v2_H52P7,v2_H65P7,v2_H85P7 :GSE17806: GSM444349, GSM444350, GSM444351</text:p>
          </table:table-cell>
          <table:table-cell table:style-name="ce5" office:value-type="string">
            <text:p>Neocortex basket cell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GABAergic Interneurons, PV+, P7</text:p>
          </table:table-cell>
          <table:table-cell office:value-type="string">
            <text:p>Cortex</text:p>
          </table:table-cell>
          <table:table-cell office:value-type="string">
            <text:p>Somatosensory Cortex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Okaty et al., 2009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42_p10:v2_H47P10,v2_H71P10,v2_H72P10: GSM444352,GSM444353, GSM444354</text:p>
          </table:table-cell>
          <table:table-cell table:style-name="ce5" office:value-type="string">
            <text:p>Neocortex basket cell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GABAergic Interneurons, PV+, P10</text:p>
          </table:table-cell>
          <table:table-cell office:value-type="string">
            <text:p>Cortex</text:p>
          </table:table-cell>
          <table:table-cell office:value-type="string">
            <text:p>Somatosensory Cortex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Okaty et al., 2009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42_p15:v2_H34P13,v2_rhwj1,v2_rhwj2: GSM444355, GSM444356, GSM444357</text:p>
          </table:table-cell>
          <table:table-cell table:style-name="ce5" office:value-type="string">
            <text:p>Neocortex basket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3" office:value-type="string">
            <text:p>GabaPV</text:p>
          </table:table-cell>
          <table:table-cell office:value-type="string">
            <text:p>Gabaergic</text:p>
          </table:table-cell>
          <table:table-cell table:number-columns-repeated="3" office:value-type="string">
            <text:p>GabaPV</text:p>
          </table:table-cell>
          <table:table-cell office:value-type="string">
            <text:p>GABAergic Interneurons, PV+, P13-P15</text:p>
          </table:table-cell>
          <table:table-cell office:value-type="string">
            <text:p>Cortex</text:p>
          </table:table-cell>
          <table:table-cell office:value-type="string">
            <text:p>Somatosensory Cortex</text:p>
          </table:table-cell>
          <table:table-cell office:value-type="string">
            <text:p>14-35</text:p>
          </table:table-cell>
          <table:table-cell office:value-type="float" office:value="15">
            <text:p>15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Okaty et al., 2009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42_p25:v2_H48P25,v2_H53P25,v2_H55P25 : GSM444358, GSM444359, GSM444360</text:p>
          </table:table-cell>
          <table:table-cell table:style-name="ce5" office:value-type="string">
            <text:p>Neocortex basket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3" office:value-type="string">
            <text:p>GabaPV</text:p>
          </table:table-cell>
          <table:table-cell office:value-type="string">
            <text:p>Gabaergic</text:p>
          </table:table-cell>
          <table:table-cell table:number-columns-repeated="3" office:value-type="string">
            <text:p>GabaPV</text:p>
          </table:table-cell>
          <table:table-cell office:value-type="string">
            <text:p>GABAergic Interneurons, PV+, P25</text:p>
          </table:table-cell>
          <table:table-cell office:value-type="string">
            <text:p>Cortex</text:p>
          </table:table-cell>
          <table:table-cell office:value-type="string">
            <text:p>Somatosensory Cortex</text:p>
          </table:table-cell>
          <table:table-cell office:value-type="string">
            <text:p>14-35</text:p>
          </table:table-cell>
          <table:table-cell office:value-type="float" office:value="25">
            <text:p>25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Okaty et al., 2009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g42_rwt:v2_rhw38,v2_rhw54,v2_rhw60: GSM444361, GSM444362, GSM444363</text:p>
          </table:table-cell>
          <table:table-cell table:style-name="ce5" office:value-type="string">
            <text:p>Neocortex basket cell</text:p>
          </table:table-cell>
          <table:table-cell table:style-name="ce4"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3" office:value-type="string">
            <text:p>GabaPV</text:p>
          </table:table-cell>
          <table:table-cell office:value-type="string">
            <text:p>GABAergic Interneurons, PV+</text:p>
          </table:table-cell>
          <table:table-cell office:value-type="string">
            <text:p>Cortex</text:p>
          </table:table-cell>
          <table:table-cell office:value-type="string">
            <text:p>Motor Cortex</text:p>
          </table:table-cell>
          <table:table-cell office:value-type="string">
            <text:p>46-80</text:p>
          </table:table-cell>
          <table:table-cell office:value-type="float" office:value="45">
            <text:p>45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1261</text:p>
          </table:table-cell>
          <table:table-cell office:value-type="string">
            <text:p>Okaty et al., 2009</text:p>
          </table:table-cell>
          <table:table-cell office:value-type="string">
            <text:p>Same as Sugino 2014</text:p>
          </table:table-cell>
          <table:table-cell table:number-columns-repeated="999"/>
        </table:table-row>
        <table:table-row table:style-name="ro1">
          <table:table-cell office:value-type="string">
            <text:p>GSM741193, GSM741194, GSM741192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8" office:value-type="string">
            <text:p>Microglia</text:p>
          </table:table-cell>
          <table:table-cell office:value-type="string">
            <text:p>All</text:p>
          </table:table-cell>
          <table:table-cell office:value-type="string">
            <text:p>dunno</text:p>
          </table:table-cell>
          <table:table-cell office:value-type="string">
            <text:p>46-80</text:p>
          </table:table-cell>
          <table:table-cell office:value-type="float" office:value="42">
            <text:p>42</text:p>
          </table:table-cell>
          <table:table-cell office:value-type="string">
            <text:p>FACS</text:p>
          </table:table-cell>
          <table:table-cell table:number-columns-repeated="2" office:value-type="string">
            <text:p>dunno</text:p>
          </table:table-cell>
          <table:table-cell office:value-type="string">
            <text:p>GPL1261</text:p>
          </table:table-cell>
          <table:table-cell office:value-type="string">
            <text:p>Feder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somat_ctx_lv: SSCx-V_1, SSCx-V_2</text:p>
          </table:table-cell>
          <table:table-cell table:style-name="ce6" table:number-columns-repeated="2"/>
          <table:table-cell table:number-columns-repeated="9" office:value-type="string">
            <text:p>NA</text:p>
          </table:table-cell>
          <table:table-cell office:value-type="string">
            <text:p>Mixed cells</text:p>
          </table:table-cell>
          <table:table-cell office:value-type="string">
            <text:p>Cortex</text:p>
          </table:table-cell>
          <table:table-cell office:value-type="string">
            <text:p>Layer 5 Somatosensory cortex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7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somat_ctx: SSCx-I-VI_1, SSCx-I-VI_2, SSCx-I-VI_3</text:p>
          </table:table-cell>
          <table:table-cell table:style-name="ce6" table:number-columns-repeated="2"/>
          <table:table-cell table:number-columns-repeated="9" office:value-type="string">
            <text:p>NA</text:p>
          </table:table-cell>
          <table:table-cell office:value-type="string">
            <text:p>Mixed cells</text:p>
          </table:table-cell>
          <table:table-cell office:value-type="string">
            <text:p>Cortex</text:p>
          </table:table-cell>
          <table:table-cell office:value-type="string">
            <text:p>Layers 1-6 Somatosensory cortex (no white matter)</text:p>
          </table:table-cell>
          <table:table-cell office:value-type="string">
            <text:p>46-80</text:p>
          </table:table-cell>
          <table:table-cell office:value-type="float" office:value="61">
            <text:p>61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7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motor_ctx_lv: MCx-V_1, MCx-V_2</text:p>
          </table:table-cell>
          <table:table-cell table:style-name="ce6" table:number-columns-repeated="2"/>
          <table:table-cell table:number-columns-repeated="9" office:value-type="string">
            <text:p>NA</text:p>
          </table:table-cell>
          <table:table-cell office:value-type="string">
            <text:p>Mixed cells</text:p>
          </table:table-cell>
          <table:table-cell office:value-type="string">
            <text:p>Cortex</text:p>
          </table:table-cell>
          <table:table-cell office:value-type="string">
            <text:p>Layer 5 Motor cortex</text:p>
          </table:table-cell>
          <table:table-cell office:value-type="string">
            <text:p>46-80</text:p>
          </table:table-cell>
          <table:table-cell office:value-type="float" office:value="62">
            <text:p>62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7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motor_ctx: MCx-I-VI_1, MCx-I-VI_2, MCx-I-VI_3</text:p>
          </table:table-cell>
          <table:table-cell table:style-name="ce6" table:number-columns-repeated="2"/>
          <table:table-cell table:number-columns-repeated="9" office:value-type="string">
            <text:p>NA</text:p>
          </table:table-cell>
          <table:table-cell office:value-type="string">
            <text:p>Mixed cells</text:p>
          </table:table-cell>
          <table:table-cell office:value-type="string">
            <text:p>Cortex</text:p>
          </table:table-cell>
          <table:table-cell office:value-type="string">
            <text:p>Layers 1-6 Motor cortex (no white matter)</text:p>
          </table:table-cell>
          <table:table-cell office:value-type="string">
            <text:p>46-80</text:p>
          </table:table-cell>
          <table:table-cell office:value-type="float" office:value="63">
            <text:p>63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7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cerebellar_ctx: Cbx-1, Cbx-2, Cbx-3</text:p>
          </table:table-cell>
          <table:table-cell table:style-name="ce6" table:number-columns-repeated="2"/>
          <table:table-cell table:number-columns-repeated="9" office:value-type="string">
            <text:p>NA</text:p>
          </table:table-cell>
          <table:table-cell office:value-type="string">
            <text:p>Mixed cells</text:p>
          </table:table-cell>
          <table:table-cell office:value-type="string">
            <text:p>Cortex</text:p>
          </table:table-cell>
          <table:table-cell office:value-type="string">
            <text:p>Cerebellar cortex (no white matter)</text:p>
          </table:table-cell>
          <table:table-cell office:value-type="string">
            <text:p>46-80</text:p>
          </table:table-cell>
          <table:table-cell office:value-type="float" office:value="64">
            <text:p>64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7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purkinje:PC400_1,PC400_2,PC400_3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Purkinje</text:p>
          </table:table-cell>
          <table:table-cell office:value-type="string">
            <text:p>NA</text:p>
          </table:table-cell>
          <table:table-cell table:number-columns-repeated="2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65">
            <text:p>65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6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R_yfp_motor:Y+MCx_1,Y+MCx_2,Y+MCx_3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</text:p>
          </table:table-cell>
          <table:table-cell office:value-type="string">
            <text:p>PyramidalMC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ayer 5 Motor Cortex</text:p>
          </table:table-cell>
          <table:table-cell office:value-type="string">
            <text:p>46-80</text:p>
          </table:table-cell>
          <table:table-cell office:value-type="float" office:value="66">
            <text:p>66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6</text:p>
          </table:table-cell>
          <table:table-cell office:value-type="string">
            <text:p>Astrocyte contamination</text:p>
          </table:table-cell>
          <table:table-cell table:number-columns-repeated="999"/>
        </table:table-row>
        <table:table-row table:style-name="ro1">
          <table:table-cell office:value-type="string">
            <text:p>R_yfp_somat:Y+SSCx_1,Y+SSCx_2,Y+SSCx_3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 Neurons</text:p>
          </table:table-cell>
          <table:table-cell office:value-type="string">
            <text:p>Cortex</text:p>
          </table:table-cell>
          <table:table-cell office:value-type="string">
            <text:p>Layer 5 Somatosensory cortex</text:p>
          </table:table-cell>
          <table:table-cell office:value-type="string">
            <text:p>46-80</text:p>
          </table:table-cell>
          <table:table-cell office:value-type="float" office:value="67">
            <text:p>67</text:p>
          </table:table-cell>
          <table:table-cell office:value-type="string">
            <text:p>LCM</text:p>
          </table:table-cell>
          <table:table-cell office:value-type="string">
            <text:p>RNeasy Micro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Rossner et al., 2006</text:p>
          </table:table-cell>
          <table:table-cell office:value-type="string">
            <text:p>Astrocyte contamination</text:p>
          </table:table-cell>
          <table:table-cell table:number-columns-repeated="999"/>
        </table:table-row>
        <table:table-row table:style-name="ro1">
          <table:table-cell office:value-type="string">
            <text:p>I_A9:A9_13_Chee_S1_M430A,A9_14_b_Chee_S2_M430A,A9_14_Chee_S2_M430A,A9_15_Chee_S1_M430A,A9_17_Chee_S1_M430A,A9_13_Chee_S2_M430A,A9_14_b_Chee_S1_M430A,A9_14_Chee_S1_M430A,A9_15_Chee_S2_M430A,A9_16_Chee_S1_M430A,A9_16_Chee_S2_M430A,A9_17_Chee_S2_M430A,A9_18_Chee_S1_M430A,A9_18_Chee_S2_M430A,A9_19_Chee_S1_M430A,A9_19_Chee_S2_M430A,A9_20_Chee_S1_M430A,A9_20_Chee_S2_M430A,A9_6_Chee_S1_M430A,A9_6_Chee_S2_M430A,A9_7_Chee_S1_M430A,A9_7_Chee_S2_M430A,A9_8_Chee_S1_M430A,A9_8_Chee_S2_M430A</text:p>
          </table:table-cell>
          <table:table-cell table:style-name="ce5" office:value-type="string">
            <text:p>Substantia nigra pars compacta dopaminergic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Dopaminergic</text:p>
          </table:table-cell>
          <table:table-cell office:value-type="string">
            <text:p>NA</text:p>
          </table:table-cell>
          <table:table-cell table:number-columns-repeated="2" office:value-type="string">
            <text:p>A9Dopaminergic</text:p>
          </table:table-cell>
          <table:table-cell office:value-type="string">
            <text:p>A9 Dopaminergic Neurons</text:p>
          </table:table-cell>
          <table:table-cell office:value-type="string">
            <text:p>Midbrain</text:p>
          </table:table-cell>
          <table:table-cell office:value-type="string">
            <text:p>Ventral Midbrain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LCM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Chung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I_A10:A10_15_Chee_S1_M430A,A10_16_Chee_S1_M430A,A10_17_Chee_S1_M430A,A10_18_Chee_S1_M430A,A10_19_Chee_S1_M430A,A10_13_Chee_S1_M430A,A10_13_Chee_S2_M430A,A10_14_Chee_S1_M430A,A10_14_Chee_S2_M430A,A10_15_Chee_S2_M430A,A10_16_Chee_S2_M430A,A10_17_Chee_S2_M430A,A10_18_Chee_S2_M430A,A10_19_Chee_S2_M430A,A10_2_b_Chee_S1_M430A,A10_2_b_Chee_S2_M430A,A10_2_Chee_S1_M430A,A10_2_Chee_S2_M430A,A10_20_Chee_S1_M430A,A10_20_Chee_S2_M430A,A10_6_Chee_S2_M430A,A10_7_Chee_S1_M430A,A10_7_Chee_S2_M430A,A10_8_Chee_S1_M430A,A10_8_Chee_S2_M430A,A10_3_b_Chee_S1_M430A,A10_3_b_Chee_S2_M430A,A10_3_Chee_S1_M430A,A10_3_Chee_S2_M430A,A10_6_Chee_S1_M430A</text:p>
          </table:table-cell>
          <table:table-cell table:style-name="ce5" office:value-type="string">
            <text:p>Ventral tegmental area dopamine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Dopaminergic</text:p>
          </table:table-cell>
          <table:table-cell office:value-type="string">
            <text:p>NA</text:p>
          </table:table-cell>
          <table:table-cell table:number-columns-repeated="2" office:value-type="string">
            <text:p>A10Dopaminergic</text:p>
          </table:table-cell>
          <table:table-cell office:value-type="string">
            <text:p>A10 Dopaminergic Neurons</text:p>
          </table:table-cell>
          <table:table-cell office:value-type="string">
            <text:p>Midbrain</text:p>
          </table:table-cell>
          <table:table-cell office:value-type="string">
            <text:p>Ventral Midbrain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LCM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Chung et al., 2005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table:style-name="ce3" office:value-type="string">
            <text:p>S_yrt_wt:v2_yrt2-wt,v2_yrt2-wt1,v2_yrt3-wt,v2_yrt6-wt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table:style-name="ce3" office:value-type="string">
            <text:p>Neuron</text:p>
          </table:table-cell>
          <table:table-cell table:style-name="ce3" office:value-type="string">
            <text:p>PyramidalMC</text:p>
          </table:table-cell>
          <table:table-cell table:style-name="ce3" office:value-type="string">
            <text:p>Pyramidal</text:p>
          </table:table-cell>
          <table:table-cell table:style-name="ce3" office:value-type="string">
            <text:p>NA</text:p>
          </table:table-cell>
          <table:table-cell table:number-columns-repeated="2" table:style-name="ce3" office:value-type="string">
            <text:p>Pyramidal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Pyramidal</text:p>
          </table:table-cell>
          <table:table-cell table:style-name="ce3" office:value-type="string">
            <text:p>PyramidalMC</text:p>
          </table:table-cell>
          <table:table-cell table:style-name="ce3" office:value-type="string">
            <text:p>Pyramidal Neurons</text:p>
          </table:table-cell>
          <table:table-cell table:style-name="ce3" office:value-type="string">
            <text:p>Cortex</text:p>
          </table:table-cell>
          <table:table-cell table:style-name="ce12" office:value-type="string">
            <text:p>L5 MC (thick tufted)</text:p>
          </table:table-cell>
          <table:table-cell table:style-name="ce3" office:value-type="string">
            <text:p>46-80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Manual</text:p>
          </table:table-cell>
          <table:table-cell table:style-name="ce3" office:value-type="string">
            <text:p>Pico Pure RNA isolation kit</text:p>
          </table:table-cell>
          <table:table-cell table:style-name="ce3" office:value-type="string">
            <text:p>T7 IVT</text:p>
          </table:table-cell>
          <table:table-cell table:style-name="ce3" office:value-type="string">
            <text:p>GPL339</text:p>
          </table:table-cell>
          <table:table-cell table:style-name="ce3" office:value-type="string">
            <text:p>Unpublished</text:p>
          </table:table-cell>
          <table:table-cell table:style-name="ce3" office:value-type="string">
            <text:p>Somehow 3 of the samples are same as GSM215865,GSM215866,GSM215867</text:p>
          </table:table-cell>
          <table:table-cell table:style-name="ce3" table:number-columns-repeated="999"/>
        </table:table-row>
        <table:table-row table:style-name="ro1">
          <table:table-cell office:value-type="string">
            <text:p>S_th_lc:v2_th118LC,v2_th34LC,v2_th52LC</text:p>
          </table:table-cell>
          <table:table-cell table:style-name="ce5" office:value-type="string">
            <text:p>Locus coeruleus NA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Th_positive_LC</text:p>
          </table:table-cell>
          <table:table-cell office:value-type="string">
            <text:p>NA</text:p>
          </table:table-cell>
          <table:table-cell table:number-columns-repeated="2" office:value-type="string">
            <text:p>Th_positive_LC</text:p>
          </table:table-cell>
          <table:table-cell office:value-type="string">
            <text:p>Tyrosine Hydroxylase Expressing</text:p>
          </table:table-cell>
          <table:table-cell office:value-type="string">
            <text:p>LocusCereuleus</text:p>
          </table:table-cell>
          <table:table-cell office:value-type="string">
            <text:p>Locus Cereuleus</text:p>
          </table:table-cell>
          <table:table-cell office:value-type="string">
            <text:p>46-80</text:p>
          </table:table-cell>
          <table:table-cell office:value-type="float" office:value="45">
            <text:p>45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Unpublished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S_cb_wt:v2_cbw60,v2_cbw73,v2_cbw87,v2_cbw87b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Purkinje</text:p>
          </table:table-cell>
          <table:table-cell office:value-type="string">
            <text:p>NA</text:p>
          </table:table-cell>
          <table:table-cell table:number-columns-repeated="2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45">
            <text:p>45</text:p>
          </table:table-cell>
          <table:table-cell office:value-type="string">
            <text:p>Manual</text:p>
          </table:table-cell>
          <table:table-cell office:value-type="string">
            <text:p>Pico Pure RNA isolation kit</text:p>
          </table:table-cell>
          <table:table-cell office:value-type="string">
            <text:p>T7 IVT</text:p>
          </table:table-cell>
          <table:table-cell office:value-type="string">
            <text:p>GPL339</text:p>
          </table:table-cell>
          <table:table-cell office:value-type="string">
            <text:p>Unpublished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65752,GSM465753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7" office:value-type="string">
            <text:p>Ependymal</text:p>
          </table:table-cell>
          <table:table-cell office:value-type="string">
            <text:p>CD24+ (ependymal cell)</text:p>
          </table:table-cell>
          <table:table-cell office:value-type="string">
            <text:p>Ependymal</text:p>
          </table:table-cell>
          <table:table-cell office:value-type="string">
            <text:p>sub ependymal zone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ckervordersandforth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CHECK SAMPLES!!! MIGHT BE WRONGLY LABELED GSM281245,GSM281246,GSM281249</text:p>
          </table:table-cell>
          <table:table-cell table:style-name="ce4" office:value-type="string">
            <text:p>Dentate gyrus granul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DentateGranule</text:p>
          </table:table-cell>
          <table:table-cell table:number-columns-repeated="3" office:value-type="string">
            <text:p>GranuleDentate</text:p>
          </table:table-cell>
          <table:table-cell office:value-type="string">
            <text:p>dentate gyrus granule cells</text:p>
          </table:table-cell>
          <table:table-cell office:value-type="string">
            <text:p>Hippocampus</text:p>
          </table:table-cell>
          <table:table-cell office:value-type="string">
            <text:p>hippocampus</text:p>
          </table:table-cell>
          <table:table-cell office:value-type="string">
            <text:p>46-80</text:p>
          </table:table-cell>
          <table:table-cell office:value-type="float" office:value="49">
            <text:p>49</text:p>
          </table:table-cell>
          <table:table-cell office:value-type="string">
            <text:p>LCM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Perrone-Bizzozero NI et al 2011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259969,GSM1259970,GSM1259971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DL nucleus motor neuron</text:p>
          </table:table-cell>
          <table:table-cell office:value-type="string">
            <text:p>????</text:p>
          </table:table-cell>
          <table:table-cell office:value-type="string">
            <text:p>dorsolateral nucleus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LCM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piller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21391,GSM1321398,GSM1321395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1</text:p>
          </table:table-cell>
          <table:table-cell office:value-type="string">
            <text:p>Drd1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81-210</text:p>
          </table:table-cell>
          <table:table-cell office:value-type="float" office:value="210">
            <text:p>21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Maze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29516,GSM1329517,GSM1329521,GSM1329522,GSM1329523,GSM1329524,GSM1329527,GSM1329528,GSM1329529,GSM1329530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1</text:p>
          </table:table-cell>
          <table:table-cell office:value-type="string">
            <text:p>Drd1a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46-80</text:p>
          </table:table-cell>
          <table:table-cell office:value-type="float" office:value="80">
            <text:p>8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Heiman et al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185170,GSM1185171,GSM1185172,GSM1185173,GSM1185174,GSM1185175,GSM1185176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1</text:p>
          </table:table-cell>
          <table:table-cell office:value-type="string">
            <text:p>Drd1a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81-210</text:p>
          </table:table-cell>
          <table:table-cell office:value-type="float" office:value="180">
            <text:p>18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Tan et al 2013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29477,GSM1329478,GSM1329479,GSM1329485,GSM1329486,GSM1329488,GSM1329489,GSM1329490,GSM1329491,GSM1329492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2</text:p>
          </table:table-cell>
          <table:table-cell office:value-type="string">
            <text:p>Drd2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46-80</text:p>
          </table:table-cell>
          <table:table-cell office:value-type="float" office:value="80">
            <text:p>8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Heiman et al 2008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21400,GSM1321402,GSM1321405</text:p>
          </table:table-cell>
          <table:table-cell table:style-name="ce5" office:value-type="string">
            <text:p>Neostriatum medium spiny neuron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4" office:value-type="string">
            <text:p>Spiny</text:p>
          </table:table-cell>
          <table:table-cell table:number-columns-repeated="3" office:value-type="string">
            <text:p>SpinyDrd2</text:p>
          </table:table-cell>
          <table:table-cell office:value-type="string">
            <text:p>Drd2+ Medium Spiny Neurons</text:p>
          </table:table-cell>
          <table:table-cell table:number-columns-repeated="2" office:value-type="string">
            <text:p>Striatum</text:p>
          </table:table-cell>
          <table:table-cell office:value-type="string">
            <text:p>81-210</text:p>
          </table:table-cell>
          <table:table-cell office:value-type="float" office:value="105">
            <text:p>105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Maze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874480,GSM874481,GSM874482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Pyramidal_Glt_25d2</text:p>
          </table:table-cell>
          <table:table-cell office:value-type="string">
            <text:p>Pyramidal</text:p>
          </table:table-cell>
          <table:table-cell office:value-type="string">
            <text:p>Pyramidal_Glt_25d2</text:p>
          </table:table-cell>
          <table:table-cell table:number-columns-repeated="4" office:value-type="string">
            <text:p>Pyramidal</text:p>
          </table:table-cell>
          <table:table-cell office:value-type="string">
            <text:p>Pyramidal_Glt_25d2</text:p>
          </table:table-cell>
          <table:table-cell office:value-type="string">
            <text:p>Glt25d2 positive pyramidal cells</text:p>
          </table:table-cell>
          <table:table-cell office:value-type="string">
            <text:p>Cortex</text:p>
          </table:table-cell>
          <table:table-cell office:value-type="string">
            <text:p>L5b corticopontine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chmidt et al 2012</text:p>
          </table:table-cell>
          <table:table-cell office:value-type="string">
            <text:p>They look terrible but we kept them</text:p>
          </table:table-cell>
          <table:table-cell table:number-columns-repeated="999"/>
        </table:table-row>
        <table:table-row table:style-name="ro1">
          <table:table-cell office:value-type="string">
            <text:p>GSM465760,GSM465761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3" office:value-type="string">
            <text:p>Stem</text:p>
          </table:table-cell>
          <table:table-cell office:value-type="string">
            <text:p>Pyramidal_S100a10</text:p>
          </table:table-cell>
          <table:table-cell office:value-type="string">
            <text:p>hGFAP and Prominin 1+ (neural stem)</text:p>
          </table:table-cell>
          <table:table-cell office:value-type="string">
            <text:p>Ependymal</text:p>
          </table:table-cell>
          <table:table-cell office:value-type="string">
            <text:p>sub ependymal zone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ckervordersandforth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65748,GSM465749,GSM465750,GSM465751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Astrocyte</text:p>
          </table:table-cell>
          <table:table-cell office:value-type="string">
            <text:p>NA</text:p>
          </table:table-cell>
          <table:table-cell office:value-type="string">
            <text:p>hGFAP cells (astrocytes)</text:p>
          </table:table-cell>
          <table:table-cell office:value-type="string">
            <text:p>Thalamus,Cerebrum</text:p>
          </table:table-cell>
          <table:table-cell office:value-type="string">
            <text:p>diencephalon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ckervordersandforth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65754,GSM465755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4" office:value-type="string">
            <text:p>Stem</text:p>
          </table:table-cell>
          <table:table-cell office:value-type="string">
            <text:p>hGFAP only (neural stem)</text:p>
          </table:table-cell>
          <table:table-cell office:value-type="string">
            <text:p>Ependymal</text:p>
          </table:table-cell>
          <table:table-cell office:value-type="string">
            <text:p>sub ependymal zone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ckervordersandforth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47326,GSM947327,GSM947328,GSM947329</text:p>
          </table:table-cell>
          <table:table-cell office:value-type="string">
            <text:p>Lateral hypothalamus hypocretinergic cell</text:p>
          </table:table-cell>
          <table:table-cell table:style-name="ce11" office:value-type="string">
            <text:p>mapping is off</text:p>
          </table:table-cell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Hypocretinergic</text:p>
          </table:table-cell>
          <table:table-cell office:value-type="string">
            <text:p>hypocretinergic neurons</text:p>
          </table:table-cell>
          <table:table-cell office:value-type="string">
            <text:p>Thalamus</text:p>
          </table:table-cell>
          <table:table-cell office:value-type="string">
            <text:p>thalamus and hypothalamus (basically lateral hypothalamus)</text:p>
          </table:table-cell>
          <table:table-cell office:value-type="string">
            <text:p>46-80</text:p>
          </table:table-cell>
          <table:table-cell office:value-type="float" office:value="63">
            <text:p>63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Dalal et al 2013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259963,GSM1259964,GSM1259965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lumbar motor neuron</text:p>
          </table:table-cell>
          <table:table-cell office:value-type="string">
            <text:p>SpinalCord</text:p>
          </table:table-cell>
          <table:table-cell office:value-type="string">
            <text:p>spinal cord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LCM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piller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unbiological GSM1176642,GSM1176643,GSM1176644,GSM1176645,GSM1176646,GSM1176647</text:p>
          </table:table-cell>
          <table:table-cell table:style-name="ce6" table:number-columns-repeated="2"/>
          <table:table-cell office:value-type="string">
            <text:p>Glia</text:p>
          </table:table-cell>
          <table:table-cell table:number-columns-repeated="8" office:value-type="string">
            <text:p>NA</text:p>
          </table:table-cell>
          <table:table-cell office:value-type="string">
            <text:p>Mixed excluding oligodendrocyte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66">
            <text:p>66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llesi et al 2013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06436,GSM406437,GSM406438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MN9D dopaminergic neuroblastoma cell lines</text:p>
          </table:table-cell>
          <table:table-cell office:value-type="string">
            <text:p>????</text:p>
          </table:table-cell>
          <table:table-cell/>
          <table:table-cell table:number-columns-repeated="3" office:value-type="string">
            <text:p>NA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iagioli et al 2009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85239,GSM485243,GSM485247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Non-serotonergic</text:p>
          </table:table-cell>
          <table:table-cell office:value-type="string">
            <text:p>NA</text:p>
          </table:table-cell>
          <table:table-cell office:value-type="string">
            <text:p>Rostral</text:p>
          </table:table-cell>
          <table:table-cell office:value-type="string">
            <text:p>NA</text:p>
          </table:table-cell>
          <table:table-cell office:value-type="float" office:value="-12.5">
            <text:p>-12.5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Wylie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85241,GSM485245,GSM485249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Non-serotonergic</text:p>
          </table:table-cell>
          <table:table-cell office:value-type="string">
            <text:p>????</text:p>
          </table:table-cell>
          <table:table-cell office:value-type="string">
            <text:p>Caudal</text:p>
          </table:table-cell>
          <table:table-cell office:value-type="string">
            <text:p>NA</text:p>
          </table:table-cell>
          <table:table-cell office:value-type="float" office:value="-12.5">
            <text:p>-12.5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Wylie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259966,GSM1259967,GSM1259968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oculomotor nucleus motor neuron</text:p>
          </table:table-cell>
          <table:table-cell office:value-type="string">
            <text:p>????</text:p>
          </table:table-cell>
          <table:table-cell office:value-type="string">
            <text:p>Oculomotor nucleus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LCM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piller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742912,GSM742913,GSM742914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2_positive</text:p>
          </table:table-cell>
          <table:table-cell office:value-type="string">
            <text:p>Olig2 positive cells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81-210</text:p>
          </table:table-cell>
          <table:table-cell office:value-type="float" office:value="90">
            <text:p>9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Fomchenko et al 2011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Awake GSM1176624,GSM1176625,GSM1176626,GSM1176627,GSM1176628,GSM1176629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4" office:value-type="string">
            <text:p>Oligo</text:p>
          </table:table-cell>
          <table:table-cell table:number-columns-repeated="3" office:value-type="string">
            <text:p>OligMix</text:p>
          </table:table-cell>
          <table:table-cell office:value-type="string">
            <text:p>Oligodendrocyte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66">
            <text:p>66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llesi et al 2013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465756,GSM465757,GSM465758,GSM465759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4" office:value-type="string">
            <text:p>Stem</text:p>
          </table:table-cell>
          <table:table-cell office:value-type="string">
            <text:p>Prominin 1+ only (neural stem cells)</text:p>
          </table:table-cell>
          <table:table-cell office:value-type="string">
            <text:p>Ependymal</text:p>
          </table:table-cell>
          <table:table-cell office:value-type="string">
            <text:p>sub ependymal zone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Beckervordersandforth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13,GSM909414,GSM909415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16,GSM909417,GSM909418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19,GSM909420,GSM909421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22,GSM909423,GSM909424,GSM909425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21">
            <text:p>21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26,GSM909427,GSM909428,GSM909429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28">
            <text:p>28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30,GSM909431,GSM909432,GSM909433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35">
            <text:p>35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34,GSM909435,GSM909436,GSM909437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73408,GSM1373409,GSM1373410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28">
            <text:p>28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Galloway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73414,GSM1373415,GSM1373416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Galloway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1373399,GSM1373400,GSM1373401</text:p>
          </table:table-cell>
          <table:table-cell table:style-name="ce5" office:value-type="string">
            <text:p>Cerebellum Purkinje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81-210</text:p>
          </table:table-cell>
          <table:table-cell office:value-type="float" office:value="84">
            <text:p>84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Galloway et al 2014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874416,GSM874418,GSM874420</text:p>
          </table:table-cell>
          <table:table-cell table:style-name="ce5" office:value-type="string">
            <text:p>Neocortex pyramidal cell layer 5-6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Pyramidal_S100a10</text:p>
          </table:table-cell>
          <table:table-cell office:value-type="string">
            <text:p>Pyramidal</text:p>
          </table:table-cell>
          <table:table-cell office:value-type="string">
            <text:p>Pyramidal_S100a10</text:p>
          </table:table-cell>
          <table:table-cell table:number-columns-repeated="4" office:value-type="string">
            <text:p>Pyramidal</text:p>
          </table:table-cell>
          <table:table-cell office:value-type="string">
            <text:p>Pyramidal_S100a10</text:p>
          </table:table-cell>
          <table:table-cell office:value-type="string">
            <text:p>S100a10 positive pyramidal cells</text:p>
          </table:table-cell>
          <table:table-cell office:value-type="string">
            <text:p>Cortex</text:p>
          </table:table-cell>
          <table:table-cell office:value-type="string">
            <text:p>L5a corticostriatal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chmidt et al 2012</text:p>
          </table:table-cell>
          <table:table-cell office:value-type="string">
            <text:p>They look terrible but we kept them</text:p>
          </table:table-cell>
          <table:table-cell table:number-columns-repeated="999"/>
        </table:table-row>
        <table:table-row table:style-name="ro1">
          <table:table-cell office:value-type="string">
            <text:p>GSM880683,GSM880684,GSM880685</text:p>
          </table:table-cell>
          <table:table-cell office:value-type="string">
            <text:p>Dorsal Raphe Nucleus Serotonergic cell</text:p>
          </table:table-cell>
          <table:table-cell table:style-name="ce4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Serotonergic</text:p>
          </table:table-cell>
          <table:table-cell office:value-type="string">
            <text:p>Serotonergic Neurons</text:p>
          </table:table-cell>
          <table:table-cell office:value-type="string">
            <text:p>Midbrain,Brainstem</text:p>
          </table:table-cell>
          <table:table-cell office:value-type="string">
            <text:p>Midbrain and brainstem</text:p>
          </table:table-cell>
          <table:table-cell office:value-type="string">
            <text:p>46-80</text:p>
          </table:table-cell>
          <table:table-cell office:value-type="float" office:value="63">
            <text:p>63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Dougherty et al 2013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*GSM485238,GSM485242,GSM485246</text:p>
          </table:table-cell>
          <table:table-cell office:value-type="string">
            <text:p>Dorsal Raphe Nucleus Serotonergic cell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Serotonergic Neurons</text:p>
          </table:table-cell>
          <table:table-cell office:value-type="string">
            <text:p>NA</text:p>
          </table:table-cell>
          <table:table-cell office:value-type="string">
            <text:p>Rostral</text:p>
          </table:table-cell>
          <table:table-cell office:value-type="string">
            <text:p>NA</text:p>
          </table:table-cell>
          <table:table-cell office:value-type="float" office:value="-12.5">
            <text:p>-12.5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Wylie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*GSM485240,GSM485244,GSM485248</text:p>
          </table:table-cell>
          <table:table-cell office:value-type="string">
            <text:p>Dorsal Raphe Nucleus Serotonergic cell</text:p>
          </table:table-cell>
          <table:table-cell table:style-name="ce4"/>
          <table:table-cell office:value-type="string">
            <text:p>Neuron</text:p>
          </table:table-cell>
          <table:table-cell table:number-columns-repeated="8" office:value-type="string">
            <text:p>NA</text:p>
          </table:table-cell>
          <table:table-cell office:value-type="string">
            <text:p>Serotonergic Neurons</text:p>
          </table:table-cell>
          <table:table-cell office:value-type="string">
            <text:p>NA</text:p>
          </table:table-cell>
          <table:table-cell office:value-type="string">
            <text:p>Caudal</text:p>
          </table:table-cell>
          <table:table-cell office:value-type="string">
            <text:p>NA</text:p>
          </table:table-cell>
          <table:table-cell office:value-type="float" office:value="-12.5">
            <text:p>-12.5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Wylie et al 2010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38,GSM909439,GSM909440,GSM909441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Basket</text:p>
          </table:table-cell>
          <table:table-cell office:value-type="string">
            <text:p>Stellate Basket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42,GSM909443,GSM909444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Basket</text:p>
          </table:table-cell>
          <table:table-cell office:value-type="string">
            <text:p>Stellate Basket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21">
            <text:p>21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45,GSM909446,GSM909447,GSM909448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Basket</text:p>
          </table:table-cell>
          <table:table-cell office:value-type="string">
            <text:p>Stellate Basket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28">
            <text:p>28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49,GSM909450,GSM909451</text:p>
          </table:table-cell>
          <table:table-cell table:style-name="ce4" table:number-columns-repeated="2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Basket</text:p>
          </table:table-cell>
          <table:table-cell office:value-type="string">
            <text:p>Stellate Basket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14-35</text:p>
          </table:table-cell>
          <table:table-cell office:value-type="float" office:value="35">
            <text:p>35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1">
          <table:table-cell office:value-type="string">
            <text:p>GSM909452,GSM909453,GSM909454</text:p>
          </table:table-cell>
          <table:table-cell table:style-name="ce4" table:number-columns-repeated="2"/>
          <table:table-cell office:value-type="string">
            <text:p>Neuron</text:p>
          </table:table-cell>
          <table:table-cell table:number-columns-repeated="4" office:value-type="string">
            <text:p>NA</text:p>
          </table:table-cell>
          <table:table-cell table:number-columns-repeated="4" office:value-type="string">
            <text:p>Basket</text:p>
          </table:table-cell>
          <table:table-cell office:value-type="string">
            <text:p>Stellate Basket Cells</text:p>
          </table:table-cell>
          <table:table-cell table:number-columns-repeated="2" office:value-type="string">
            <text:p>Cerebellum</text:p>
          </table:table-cell>
          <table:table-cell office:value-type="string">
            <text:p>46-80</text:p>
          </table:table-cell>
          <table:table-cell office:value-type="float" office:value="56">
            <text:p>56</text:p>
          </table:table-cell>
          <table:table-cell office:value-type="string">
            <text:p>Manual</text:p>
          </table:table-cell>
          <table:table-cell office:value-type="string">
            <text:p>Arcturus PicoPure</text:p>
          </table:table-cell>
          <table:table-cell office:value-type="string">
            <text:p>MessageAmp II aRNA amplification</text:p>
          </table:table-cell>
          <table:table-cell office:value-type="string">
            <text:p>GPL1261</text:p>
          </table:table-cell>
          <table:table-cell office:value-type="string">
            <text:p>Paul et al 2012</text:p>
          </table:table-cell>
          <table:table-cell office:value-type="string">
            <text:p>Purkinje cells They are everywhere</text:p>
          </table:table-cell>
          <table:table-cell table:number-columns-repeated="999"/>
        </table:table-row>
        <table:table-row table:style-name="ro1">
          <table:table-cell office:value-type="string">
            <text:p>GSM866327,GSM866328,GSM866329,GSM866330</text:p>
          </table:table-cell>
          <table:table-cell table:style-name="ce6" table:number-columns-repeated="2"/>
          <table:table-cell office:value-type="string">
            <text:p>Glia</text:p>
          </table:table-cell>
          <table:table-cell office:value-type="string">
            <text:p>NA</text:p>
          </table:table-cell>
          <table:table-cell table:number-columns-repeated="8" office:value-type="string">
            <text:p>Astrocyte</text:p>
          </table:table-cell>
          <table:table-cell office:value-type="string">
            <text:p>Cortex,Cerebrum</text:p>
          </table:table-cell>
          <table:table-cell office:value-type="string">
            <text:p>Cortex</text:p>
          </table:table-cell>
          <table:table-cell office:value-type="string">
            <text:p>30-35</text:p>
          </table:table-cell>
          <table:table-cell office:value-type="float" office:value="33">
            <text:p>33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Zamanian et al 2012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3">
          <table:table-cell office:value-type="string">
            <text:p>GSM1057734,GSM1057735,GSM1057736</text:p>
          </table:table-cell>
          <table:table-cell office:value-type="string">
            <text:p>Medial Habenula ACh neurons</text:p>
          </table:table-cell>
          <table:table-cell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8" office:value-type="string">
            <text:p>Cholin</text:p>
          </table:table-cell>
          <table:table-cell office:value-type="string">
            <text:p>Midbrain</text:p>
          </table:table-cell>
          <table:table-cell office:value-type="string">
            <text:p>Midbrain Habenula</text:p>
          </table:table-cell>
          <table:table-cell office:value-type="string">
            <text:p>42-84</text:p>
          </table:table-cell>
          <table:table-cell office:value-type="float" office:value="63">
            <text:p>63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GÃ¶rlich et al 2013</text:p>
          </table:table-cell>
          <table:table-cell office:value-type="string">
            <text:p>NA</text:p>
          </table:table-cell>
          <table:table-cell table:number-columns-repeated="999"/>
        </table:table-row>
        <table:table-row table:style-name="ro3">
          <table:table-cell office:value-type="string">
            <text:p>GSM1372757,GSM1372758,GSM1372759</text:p>
          </table:table-cell>
          <table:table-cell office:value-type="string">
            <text:p>GabaOxtr</text:p>
          </table:table-cell>
          <table:table-cell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Gaba</text:p>
          </table:table-cell>
          <table:table-cell office:value-type="string">
            <text:p>GabaOxtr</text:p>
          </table:table-cell>
          <table:table-cell office:value-type="string">
            <text:p>Oxtr cells, cortex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Nakanima et. Al 2014</text:p>
          </table:table-cell>
          <table:table-cell office:value-type="string">
            <text:p>Looks suspiciously pyramidal</text:p>
          </table:table-cell>
          <table:table-cell table:number-columns-repeated="999"/>
        </table:table-row>
        <table:table-row table:style-name="ro3">
          <table:table-cell office:value-type="string">
            <text:p>GSM1372754,GSM1372755,GSM1372756</text:p>
          </table:table-cell>
          <table:table-cell table:number-columns-repeated="2"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Gaba</text:p>
          </table:table-cell>
          <table:table-cell office:value-type="string">
            <text:p>GabaHtr3a</text:p>
          </table:table-cell>
          <table:table-cell office:value-type="string">
            <text:p>Htr3a cells, cortex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string">
            <text:p>Adult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Nakanima et. Al 2015</text:p>
          </table:table-cell>
          <table:table-cell office:value-type="string">
            <text:p>Need to check where they fit</text:p>
          </table:table-cell>
          <table:table-cell table:number-columns-repeated="999"/>
        </table:table-row>
        <table:table-row table:style-name="ro1">
          <table:table-cell office:value-type="string">
            <text:p>A_corticospinal_P3:GSM442554,GSM442555,GSM442556</text:p>
          </table:table-cell>
          <table:table-cell table:style-name="ce5" office:value-type="string">
            <text:p>Neocortex pyramidal cell layer 5-6</text:p>
          </table:table-cell>
          <table:table-cell/>
          <table:table-cell office:value-type="string">
            <text:p>Neuron</text:p>
          </table:table-cell>
          <table:table-cell table:number-columns-repeated="3" office:value-type="string">
            <text:p>NA</text:p>
          </table:table-cell>
          <table:table-cell table:number-columns-repeated="2" office:value-type="string">
            <text:p>Pyramidal</text:p>
          </table:table-cell>
          <table:table-cell table:number-columns-repeated="2" office:value-type="string">
            <text:p>NA</text:p>
          </table:table-cell>
          <table:table-cell office:value-type="string">
            <text:p>PyramidalCorticospineMC</text:p>
          </table:table-cell>
          <table:table-cell office:value-type="string">
            <text:p>Pyramidal Neurons, Callosally projecting, P3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FACS</text:p>
          </table:table-cell>
          <table:table-cell table:number-columns-repeated="2" office:value-type="string">
            <text:p>NA</text:p>
          </table:table-cell>
          <table:table-cell office:value-type="string">
            <text:p>GPL1261</text:p>
          </table:table-cell>
          <table:table-cell office:value-type="string">
            <text:p>Arlotta et al., 2005</text:p>
          </table:table-cell>
          <table:table-cell table:number-columns-repeated="1000"/>
        </table:table-row>
        <table:table-row table:style-name="ro1">
          <table:table-cell office:value-type="string">
            <text:p>A_corticospinal_P6:GSM442557,GSM442558</text:p>
          </table:table-cell>
          <table:table-cell table:style-name="ce5" office:value-type="string">
            <text:p>Neocortex pyramidal cell layer 5-6</text:p>
          </table:table-cell>
          <table:table-cell/>
          <table:table-cell office:value-type="string">
            <text:p>Neuron</text:p>
          </table:table-cell>
          <table:table-cell table:number-columns-repeated="3" office:value-type="string">
            <text:p>NA</text:p>
          </table:table-cell>
          <table:table-cell table:number-columns-repeated="2" office:value-type="string">
            <text:p>Pyramidal</text:p>
          </table:table-cell>
          <table:table-cell table:number-columns-repeated="2" office:value-type="string">
            <text:p>NA</text:p>
          </table:table-cell>
          <table:table-cell office:value-type="string">
            <text:p>PyramidalCorticospineMC</text:p>
          </table:table-cell>
          <table:table-cell office:value-type="string">
            <text:p>Pyramidal Neurons, Callosally projecting, P6</text:p>
          </table:table-cell>
          <table:table-cell table:number-columns-repeated="2" office:value-type="string">
            <text:p>Cortex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Arlotta et al., 2006</text:p>
          </table:table-cell>
          <table:table-cell table:number-columns-repeated="1000"/>
        </table:table-row>
        <table:table-row table:style-name="ro1">
          <table:table-cell office:value-type="string">
            <text:p>A_corticospinal_P14:GSM442559,GSM442560</text:p>
          </table:table-cell>
          <table:table-cell table:style-name="ce5" office:value-type="string">
            <text:p>Neocortex pyramidal cell layer 5-6</text:p>
          </table:table-cell>
          <table:table-cell table:style-name="ce9"/>
          <table:table-cell office:value-type="string">
            <text:p>Neuron</text:p>
          </table:table-cell>
          <table:table-cell office:value-type="string">
            <text:p>PyramidalMC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table:number-columns-repeated="3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lCorticospineMC</text:p>
          </table:table-cell>
          <table:table-cell office:value-type="string">
            <text:p>Pyramidal Neurons, Corticospinal, P14</text:p>
          </table:table-cell>
          <table:table-cell office:value-type="string">
            <text:p>Cortex</text:p>
          </table:table-cell>
          <table:table-cell table:style-name="ce9" office:value-type="string">
            <text:p>L5 MC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Molyneaux et al., 2009</text:p>
          </table:table-cell>
          <table:table-cell table:style-name="ce9" office:value-type="string">
            <text:p>New replicates of old samples, consider them later GSM442560 is an outlier. Check quality, repeat of GSE2039</text:p>
          </table:table-cell>
          <table:table-cell table:number-columns-repeated="999"/>
        </table:table-row>
        <table:table-row table:style-name="ro1">
          <table:table-cell office:value-type="string">
            <text:p>A_corticotecal_P14:GSM442561,GSM442562</text:p>
          </table:table-cell>
          <table:table-cell table:style-name="ce5" office:value-type="string">
            <text:p>Neocortex pyramidal cell layer 5-6</text:p>
          </table:table-cell>
          <table:table-cell table:style-name="ce9"/>
          <table:table-cell office:value-type="string">
            <text:p>Neuron</text:p>
          </table:table-cell>
          <table:table-cell office:value-type="string">
            <text:p>PyramidaCorticotectalVC</text:p>
          </table:table-cell>
          <table:table-cell office:value-type="string">
            <text:p>Pyramidal</text:p>
          </table:table-cell>
          <table:table-cell office:value-type="string">
            <text:p>NA</text:p>
          </table:table-cell>
          <table:table-cell table:number-columns-repeated="3" office:value-type="string">
            <text:p>Pyramidal</text:p>
          </table:table-cell>
          <table:table-cell office:value-type="string">
            <text:p>NA</text:p>
          </table:table-cell>
          <table:table-cell office:value-type="string">
            <text:p>PyramidaCorticotectalVC</text:p>
          </table:table-cell>
          <table:table-cell office:value-type="string">
            <text:p>Pyramidal Neurons, Corticotectal, P14</text:p>
          </table:table-cell>
          <table:table-cell office:value-type="string">
            <text:p>Cortex</text:p>
          </table:table-cell>
          <table:table-cell table:style-name="ce9" office:value-type="string">
            <text:p>L5 VC</text:p>
          </table:table-cell>
          <table:table-cell office:value-type="string">
            <text:p>14-35</text:p>
          </table:table-cell>
          <table:table-cell office:value-type="float" office:value="14">
            <text:p>14</text:p>
          </table:table-cell>
          <table:table-cell office:value-type="string">
            <text:p>FACS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Molyneaux et al., 2009</text:p>
          </table:table-cell>
          <table:table-cell table:style-name="ce9" office:value-type="string">
            <text:p>New replicates of old samples, consider them later, repeat of GSE2039</text:p>
          </table:table-cell>
          <table:table-cell table:number-columns-repeated="999"/>
        </table:table-row>
        <table:table-row table:style-name="ro3">
          <table:table-cell office:value-type="string">
            <text:p>GSM874512, GSM874514,GSM874516</text:p>
          </table:table-cell>
          <table:table-cell table:number-columns-repeated="2"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_S100a10_veh</text:p>
          </table:table-cell>
          <table:table-cell office:value-type="string">
            <text:p>S100a10 pyramidal VEH Treated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chmidt et al 2012</text:p>
          </table:table-cell>
          <table:table-cell office:value-type="string">
            <text:p>Added to check. Not to use for gene selection</text:p>
          </table:table-cell>
          <table:table-cell table:number-columns-repeated="999"/>
        </table:table-row>
        <table:table-row table:style-name="ro3">
          <table:table-cell office:value-type="string">
            <text:p>GSM874527,GSM874529,GSM874531</text:p>
          </table:table-cell>
          <table:table-cell table:number-columns-repeated="2"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_Glt25d2_flx</text:p>
          </table:table-cell>
          <table:table-cell office:value-type="string">
            <text:p>Glt25d2 pyramidal VEH Treated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chmidt et al 2012</text:p>
          </table:table-cell>
          <table:table-cell office:value-type="string">
            <text:p>Added to check. Not to use for gene selection</text:p>
          </table:table-cell>
          <table:table-cell table:number-columns-repeated="999"/>
        </table:table-row>
        <table:table-row table:style-name="ro3">
          <table:table-cell office:value-type="string">
            <text:p>GSM874511,GSM874513,GSM874515</text:p>
          </table:table-cell>
          <table:table-cell table:number-columns-repeated="2"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_S100a10_flx</text:p>
          </table:table-cell>
          <table:table-cell office:value-type="string">
            <text:p>S100a10 pyramidal FLX Treated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chmidt et al 2012</text:p>
          </table:table-cell>
          <table:table-cell office:value-type="string">
            <text:p>Added to check. Not to use for gene selection</text:p>
          </table:table-cell>
          <table:table-cell table:number-columns-repeated="999"/>
        </table:table-row>
        <table:table-row table:style-name="ro3">
          <table:table-cell office:value-type="string">
            <text:p>GSM874526,GSM874528,GSM874530</text:p>
          </table:table-cell>
          <table:table-cell table:number-columns-repeated="2"/>
          <table:table-cell office:value-type="string">
            <text:p>Neuron</text:p>
          </table:table-cell>
          <table:table-cell table:number-columns-repeated="5" office:value-type="string">
            <text:p>NA</text:p>
          </table:table-cell>
          <table:table-cell table:number-columns-repeated="2" office:value-type="string">
            <text:p>Pyramidal</text:p>
          </table:table-cell>
          <table:table-cell office:value-type="string">
            <text:p>Pyramidal_Glt25d2_flx</text:p>
          </table:table-cell>
          <table:table-cell office:value-type="string">
            <text:p>Glt25d2 pyramidal FLX Treated</text:p>
          </table:table-cell>
          <table:table-cell table:number-columns-repeated="2" office:value-type="string">
            <text:p>Cortex</text:p>
          </table:table-cell>
          <table:table-cell office:value-type="string">
            <text:p>46-80</text:p>
          </table:table-cell>
          <table:table-cell office:value-type="float" office:value="60">
            <text:p>60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chmidt et al 2012</text:p>
          </table:table-cell>
          <table:table-cell office:value-type="string">
            <text:p>Added to check. Not to use for gene selection</text:p>
          </table:table-cell>
          <table:table-cell table:number-columns-repeated="999"/>
        </table:table-row>
        <table:table-row table:style-name="ro1">
          <table:table-cell table:style-name="ce3" office:value-type="string">
            <text:p>GSM215865,GSM215866,GSM215867</text:p>
          </table:table-cell>
          <table:table-cell table:style-name="ce5" office:value-type="string">
            <text:p>Neocortex pyramidal cell layer 5-6</text:p>
          </table:table-cell>
          <table:table-cell table:style-name="ce3"/>
          <table:table-cell table:style-name="ce3" office:value-type="string">
            <text:p>Neuron</text:p>
          </table:table-cell>
          <table:table-cell table:style-name="ce3" office:value-type="string">
            <text:p>Layer5Pyra</text:p>
          </table:table-cell>
          <table:table-cell table:style-name="ce3" office:value-type="string">
            <text:p>Pyramidal</text:p>
          </table:table-cell>
          <table:table-cell table:style-name="ce3" office:value-type="string">
            <text:p>Layer5Pyra</text:p>
          </table:table-cell>
          <table:table-cell table:number-columns-repeated="3" table:style-name="ce3" office:value-type="string">
            <text:p>Pyramidal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PyramidalLayer5</text:p>
          </table:table-cell>
          <table:table-cell table:style-name="ce3" office:value-type="string">
            <text:p>Pyramidal L5 thick tufted</text:p>
          </table:table-cell>
          <table:table-cell table:style-name="ce3" office:value-type="string">
            <text:p>Cortex</text:p>
          </table:table-cell>
          <table:table-cell table:style-name="ce3" office:value-type="string">
            <text:p>L5 MC (thick tufted)</text:p>
          </table:table-cell>
          <table:table-cell table:style-name="ce3"/>
          <table:table-cell table:style-name="ce3" office:value-type="float" office:value="38">
            <text:p>38</text:p>
          </table:table-cell>
          <table:table-cell table:style-name="ce3" office:value-type="string">
            <text:p>Manual</text:p>
          </table:table-cell>
          <table:table-cell table:style-name="ce3" table:number-columns-repeated="2"/>
          <table:table-cell table:style-name="ce3" office:value-type="string">
            <text:p>GPL1261</text:p>
          </table:table-cell>
          <table:table-cell table:style-name="ce3" office:value-type="string">
            <text:p>Sugino et al. 2014</text:p>
          </table:table-cell>
          <table:table-cell table:style-name="ce3" office:value-type="string">
            <text:p>Somehow they are same with Sugino unpublished S_yrt_wt:v2_yrt2-wt,v2_yrt2-wt1,v2_yrt3-wt,v2_yrt6-wt</text:p>
          </table:table-cell>
          <table:table-cell table:style-name="ce3" table:number-columns-repeated="999"/>
        </table:table-row>
        <table:table-row table:style-name="ro1">
          <table:table-cell table:style-name="ce2" office:value-type="string">
            <text:p>GSM215857,GSM215858,GSM215859,GSM215860</text:p>
          </table:table-cell>
          <table:table-cell table:style-name="ce5" office:value-type="string">
            <text:p>Neocortex basket cell</text:p>
          </table:table-cell>
          <table:table-cell table:style-name="ce2"/>
          <table:table-cell table:style-name="ce2" office:value-type="string">
            <text:p>Neuron</text:p>
          </table:table-cell>
          <table:table-cell table:style-name="ce2" office:value-type="string">
            <text:p>NA</text:p>
          </table:table-cell>
          <table:table-cell table:number-columns-repeated="3" table:style-name="ce2" office:value-type="string">
            <text:p>GabaPV</text:p>
          </table:table-cell>
          <table:table-cell table:style-name="ce2" office:value-type="string">
            <text:p>Gabaergic</text:p>
          </table:table-cell>
          <table:table-cell table:number-columns-repeated="3" table:style-name="ce2" office:value-type="string">
            <text:p>GabaPV</text:p>
          </table:table-cell>
          <table:table-cell table:style-name="ce2" office:value-type="string">
            <text:p>GabaPV from G42 line</text:p>
          </table:table-cell>
          <table:table-cell table:style-name="ce2" office:value-type="string">
            <text:p>Cortex</text:p>
          </table:table-cell>
          <table:table-cell table:style-name="ce2" office:value-type="string">
            <text:p>Motor cortex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 office:value-type="string">
            <text:p>Manual</text:p>
          </table:table-cell>
          <table:table-cell table:style-name="ce2" table:number-columns-repeated="2"/>
          <table:table-cell table:style-name="ce2" office:value-type="string">
            <text:p>GPL1261</text:p>
          </table:table-cell>
          <table:table-cell table:style-name="ce2" office:value-type="string">
            <text:p>Sugino et al. 2014</text:p>
          </table:table-cell>
          <table:table-cell table:style-name="ce2" office:value-type="string">
            <text:p>Same as Okaty 2009.</text:p>
          </table:table-cell>
          <table:table-cell table:style-name="ce2" table:number-columns-repeated="999"/>
        </table:table-row>
        <table:table-row table:style-name="ro3">
          <table:table-cell office:value-type="string">
            <text:p>GSM215871,GSM215872,GSM215873</text:p>
          </table:table-cell>
          <table:table-cell table:style-name="ce9" office:value-type="string">
            <text:p>Locus coeruleus NA neuron</text:p>
          </table:table-cell>
          <table:table-cell table:style-name="ce9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Th_positive_LC</text:p>
          </table:table-cell>
          <table:table-cell office:value-type="string">
            <text:p>Tyrosine Hydroxylase Expressing</text:p>
          </table:table-cell>
          <table:table-cell table:number-columns-repeated="2" table:style-name="ce9" office:value-type="string">
            <text:p>LocusCereuleus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Manual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ugino et al. 2014</text:p>
          </table:table-cell>
          <table:table-cell table:number-columns-repeated="1000"/>
        </table:table-row>
        <table:table-row table:style-name="ro1">
          <table:table-cell office:value-type="string">
            <text:p>GSM444379,GSM444380,GSM444381</text:p>
          </table:table-cell>
          <table:table-cell table:style-name="ce5" office:value-type="string">
            <text:p>Cerebellum Purkinje cell</text:p>
          </table:table-cell>
          <table:table-cell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Purkinje</text:p>
          </table:table-cell>
          <table:table-cell office:value-type="string">
            <text:p>Purkinje Cells from G42</text:p>
          </table:table-cell>
          <table:table-cell table:number-columns-repeated="2" office:value-type="string">
            <text:p>Cerebellum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anual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ugino et al. 2014</text:p>
          </table:table-cell>
          <table:table-cell table:number-columns-repeated="1000"/>
        </table:table-row>
        <table:table-row table:style-name="ro3">
          <table:table-cell office:value-type="string">
            <text:p>GSM1464137,GSM1464138,GSM1464139</text:p>
          </table:table-cell>
          <table:table-cell table:style-name="ce9" office:value-type="string">
            <text:p>Locus coeruleus NA neuron</text:p>
          </table:table-cell>
          <table:table-cell table:style-name="ce9"/>
          <table:table-cell office:value-type="string">
            <text:p>Neuron</text:p>
          </table:table-cell>
          <table:table-cell office:value-type="string">
            <text:p>NA</text:p>
          </table:table-cell>
          <table:table-cell table:number-columns-repeated="7" office:value-type="string">
            <text:p>Th_positive_LC</text:p>
          </table:table-cell>
          <table:table-cell office:value-type="string">
            <text:p>Tyrosine Hydroxylase Expressing young</text:p>
          </table:table-cell>
          <table:table-cell table:number-columns-repeated="2" table:style-name="ce9" office:value-type="string">
            <text:p>LocusCereuleus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Manual</text:p>
          </table:table-cell>
          <table:table-cell table:number-columns-repeated="2"/>
          <table:table-cell office:value-type="string">
            <text:p>GPL1261</text:p>
          </table:table-cell>
          <table:table-cell office:value-type="string">
            <text:p>Sugino et al. 2014</text:p>
          </table:table-cell>
          <table:table-cell table:number-columns-repeated="1000"/>
        </table:table-row>
        <table:table-row table:style-name="ro3" table:number-rows-repeated="104844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W1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scientific-number number:decimal-places="1" number:min-integer-digits="3" number:min-exponent-digits="1"/>
    </number:number-style>
    <number:date-style style:name="N5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CA">
      <number:day number:style="long"/>
      <number:text>-</number:text>
      <number:month number:textual="true"/>
    </number:date-style>
    <number:date-style style:name="N5112" number:language="en" number:country="CA">
      <number:month number:textual="true"/>
      <number:text>-</number:text>
      <number:year/>
    </number:date-style>
    <number:time-style style:name="N5113" number:language="en" number:country="CA">
      <number:hours/>
      <number:text>:</number:text>
      <number:minute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en" number:country="CA">
      <number:hours/>
      <number:text>:</number:text>
      <number:minutes number:style="long"/>
    </number:time-style>
    <number:time-style style:name="N5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5118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5119P0" style:volatile="true" number:language="en" number:country="CA">
      <number:number number:decimal-places="0" number:min-integer-digits="1" number:grouping="true"/>
    </number:number-style>
    <number:number-style style:name="N5119" number:language="en" number:country="CA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CA">
      <number:number number:decimal-places="0" number:min-integer-digits="1" number:grouping="true"/>
    </number:number-style>
    <number:number-style style:name="N5120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CA">
      <number:number number:decimal-places="2" number:min-integer-digits="1" number:grouping="true"/>
    </number:number-style>
    <number:number-style style:name="N5121" number:language="en" number:country="CA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CA">
      <number:number number:decimal-places="2" number:min-integer-digits="1" number:grouping="true"/>
    </number:number-style>
    <number:number-style style:name="N5122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3P0" style:volatile="true" number:language="en" number:country="CA">
      <number:number number:decimal-places="0" number:min-integer-digits="1" number:grouping="true"/>
      <number:text> </number:text>
    </number:number-style>
    <number:number-style style:name="N5123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CA">
      <number:text> - </number:text>
    </number:number-style>
    <number:text-style style:name="N5123" number:language="en" number:country="CA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currency-style style:name="N5124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5124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24P2" style:volatile="true" number:language="en" number:country="CA">
      <number:currency-symbol/>
      <number:text>- </number:text>
    </number:currency-style>
    <number:text-style style:name="N5124" number:language="en" number:country="CA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en" number:country="CA">
      <number:number number:decimal-places="2" number:min-integer-digits="1" number:grouping="true"/>
      <number:text> </number:text>
    </number:number-style>
    <number:number-style style:name="N5125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25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25" number:language="en" number:country="CA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currency-style style:name="N512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512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2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5126" number:language="en" number:country="CA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en" number:country="CA">
      <number:minutes number:style="long"/>
      <number:text>:</number:text>
      <number:seconds number:style="long"/>
    </number:time-style>
    <number:time-style style:name="N512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en" number:country="CA">
      <number:minutes number:style="long"/>
      <number:text>:</number:text>
      <number:seconds number:style="long" number:decimal-places="1"/>
    </number:time-style>
    <number:number-style style:name="N5130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14:57:41</dc:date>
    <dc:creator>Shreejoy Tripathy</dc:creator>
    <meta:generator>LibreOffice/3.5$Linux_X86_64 LibreOffice_project/350m1$Build-2</meta:generator>
    <meta:editing-duration>PT6S</meta:editing-duration>
    <meta:editing-cycles>6</meta:editing-cycles>
    <meta:document-statistic meta:table-count="1" meta:cell-count="2690" meta:object-count="0"/>
  </office:meta>
</office:document-meta>
</file>